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daa04"/>
    </style:style>
    <style:style style:name="P2" style:family="paragraph" style:parent-style-name="Standard">
      <style:text-properties officeooo:paragraph-rsid="002daa04" fo:background-color="#ffff00"/>
    </style:style>
    <style:style style:name="P3" style:family="paragraph" style:parent-style-name="Standard">
      <style:text-properties officeooo:paragraph-rsid="002daa04"/>
    </style:style>
    <style:style style:name="P4" style:family="paragraph" style:parent-style-name="Standard">
      <style:text-properties fo:font-weight="bold" officeooo:rsid="002e532c" officeooo:paragraph-rsid="002e532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¿Cuál es la normativa clave para la gestión de la seguridad de la información en un taller de microinformática?</text:p>
      <text:p text:style-name="P1">a) ISO 9001</text:p>
      <text:p text:style-name="P1">b) ISO 14001</text:p>
      <text:p text:style-name="P2">c) ISO 27001</text:p>
      <text:p text:style-name="P1">d) Normativa EN 61010</text:p>
      <text:p text:style-name="P4">Fuente: <text:a xlink:type="simple" xlink:href="https://www.piranirisk.com/es/academia/especiales/iso-27001-que-es-y-como-implementarla#:~:text=La%20norma%20ISO%2027001%20establece,tus%20clientes%2C%20proveedores%20y%20empleados" text:style-name="Internet_20_link" text:visited-style-name="Visited_20_Internet_20_Link"><text:span text:style-name="T1">https://www.piranirisk.com/es/academia/especiales/iso-27001-que-es-y-como-implementarla#:~:text=La%20norma%20ISO%2027001%20establece,tus%20clientes%2C%20proveedores%20y%20empleados</text:span></text:a></text:p>
      <text:p text:style-name="P1"/>
      <text:p text:style-name="P1">¿Qué impacto puede tener la falta de ajuste de la altura del monitor en un taller de microinformática?</text:p>
      <text:p text:style-name="P1">a) Mejora la postura y previene molestias físicas</text:p>
      <text:p text:style-name="P2">b) Aumenta el riesgo de fatiga visual y problemas cervicales</text:p>
      <text:p text:style-name="P1">c) No afecta la salud laboral</text:p>
      <text:p text:style-name="P1">d) Sin importancia en la ergonomía del monitor</text:p>
      <text:p text:style-name="P1"/>
      <text:p text:style-name="P1">¿Cuál es la importancia de mantener los cables organizados en un espacio de trabajo de microinformática?</text:p>
      <text:p text:style-name="P1">a) Mejorar la movilidad y promover la rigidez</text:p>
      <text:p text:style-name="P1">b) Reducir la eficiencia en el trabajo</text:p>
      <text:p text:style-name="P2">c) Prevenir riesgos de tropiezos y facilitar el mantenimiento</text:p>
      <text:p text:style-name="P1">d) Sin relación con la seguridad laboral</text:p>
      <text:p text:style-name="P1"/>
      <text:p text:style-name="P1">¿Por qué es crucial tener una silla con respaldo ajustable en un taller de microinformática?</text:p>
      <text:p text:style-name="P1">a) Para limitar la movilidad y favorecer la rigidez</text:p>
      <text:p text:style-name="P2">b) Para adaptarse a la altura de la persona y mejorar la postura</text:p>
      <text:p text:style-name="P1">c) No impacta en la salud laboral</text:p>
      <text:p text:style-name="P1">d) Sin importancia en la ergonomía de la silla</text:p>
      <text:p text:style-name="P1"/>
      <text:p text:style-name="P1">¿Qué impacto puede tener el uso de una pantalla de baja resolución en la fatiga visual en un taller de microinformática?</text:p>
      <text:p text:style-name="P1">a) Mejora la comodidad visual</text:p>
      <text:p text:style-name="P2">b) Aumenta el riesgo de fatiga ocular y molestias visuales</text:p>
      <text:p text:style-name="P1">c) No afecta la salud laboral</text:p>
      <text:p text:style-name="P1">d) Sin importancia en la calidad visual del monitor</text:p>
      <text:p text:style-name="P1"/>
      <text:p text:style-name="P1">¿Cuál es la importancia de realizar ajustes ergonómicos en el espacio de trabajo de un taller de microinformática?</text:p>
      <text:p text:style-name="P2">a) Mejorar la salud laboral y prevenir problemas musculoesqueléticos</text:p>
      <text:p text:style-name="P1">b) Reducir la eficiencia en el trabajo</text:p>
      <text:p text:style-name="P1">c) No tiene impacto en la productividad</text:p>
      <text:p text:style-name="P1">d) Sin relación con la ergonomía del espacio de trabajo</text:p>
      <text:p text:style-name="P1"/>
      <text:p text:style-name="P1">¿Por qué es esencial utilizar iluminación adecuada en un taller de microinformática?</text:p>
      <text:p text:style-name="P1">a) Para trabajar en un entorno completamente oscuro</text:p>
      <text:p text:style-name="P1">b) Para favorecer la fatiga visual y prevenir problemas en la vista</text:p>
      <text:p text:style-name="P2">c) Para mejorar la visibilidad y reducir la fatiga ocular</text:p>
      <text:p text:style-name="P1">d) Sin importancia en las condiciones de iluminación del espacio de trabajo</text:p>
      <text:p text:style-name="P1"/>
      <text:p text:style-name="P1"/>
      <text:p text:style-name="P1"><text:soft-page-break/>¿Cuál es la importancia de verificar la integridad de los componentes antes de iniciar el montaje de un equipo informático?</text:p>
      <text:p text:style-name="P1">a) No es necesario realizar verificaciones previas</text:p>
      <text:p text:style-name="P2">b) Asegurar que todos los componentes estén en buen estado y sin daños</text:p>
      <text:p text:style-name="P1">c) Acelerar el proceso de montaje sin realizar comprobaciones</text:p>
      <text:p text:style-name="P1">d) Sin importancia en la calidad del montaje</text:p>
      <text:p text:style-name="P1"/>
      <text:p text:style-name="P1">¿Por qué es crucial comprobar la compatibilidad de los componentes durante el proceso de montaje?</text:p>
      <text:p text:style-name="P1">a) Para ignorar las posibles incompatibilidades y acelerar el proceso</text:p>
      <text:p text:style-name="P2">b) Garantizar que todos los componentes se ajusten adecuadamente</text:p>
      <text:p text:style-name="P1">c) No afecta el rendimiento del equipo</text:p>
      <text:p text:style-name="P1">d) Sin importancia en la calidad del montaje</text:p>
      <text:p text:style-name="P1"/>
      <text:p text:style-name="P1">¿Cuál es la recomendación clave al manipular componentes electrónicos durante el montaje de un equipo informático?</text:p>
      <text:p text:style-name="P1">a) No es necesario tomar precauciones adicionales</text:p>
      <text:p text:style-name="P2">b) Utilizar una pulsera antiestática y trabajar en una superficie conductora</text:p>
      <text:p text:style-name="P1">c) Ignorar las medidas de seguridad</text:p>
      <text:p text:style-name="P1">d) Sin importancia en la manipulación de componentes</text:p>
      <text:p text:style-name="P1"/>
      <text:p text:style-name="P1">¿Por qué es esencial seguir las instrucciones del fabricante al montar un equipo informático?</text:p>
      <text:p text:style-name="P1">a) Para ignorar las recomendaciones y acelerar el proceso de montaje</text:p>
      <text:p text:style-name="P2">b) Asegurar que todos los componentes se instalen correctamente</text:p>
      <text:p text:style-name="P1">c) No afecta la funcionalidad del equipo</text:p>
      <text:p text:style-name="P1">d) Sin importancia en la calidad del montaje</text:p>
      <text:p text:style-name="P1"/>
      <text:p text:style-name="P1">¿Cuál es la importancia de verificar las conexiones de los cables durante el montaje de un equipo informático?</text:p>
      <text:p text:style-name="P1">a) No es necesario comprobar las conexiones</text:p>
      <text:p text:style-name="P2">b) Evitar posibles problemas de conexión y asegurar un funcionamiento adecuado</text:p>
      <text:p text:style-name="P1">c) Agilizar el proceso de montaje sin verificar las conexiones</text:p>
      <text:p text:style-name="P1">d) Sin importancia en la calidad del montaje</text:p>
      <text:p text:style-name="P1"/>
      <text:p text:style-name="P1">¿Por qué se debe realizar una prueba de encendido después de ensamblar un equipo informático?</text:p>
      <text:p text:style-name="P1">a) Para omitir la prueba y acelerar la finalización del montaje</text:p>
      <text:p text:style-name="P2">b) Confirmar que todos los componentes funcionan correctamente</text:p>
      <text:p text:style-name="P1">c) No afecta la operatividad del equipo</text:p>
      <text:p text:style-name="P1">d) Sin importancia en la calidad del montaje</text:p>
      <text:p text:style-name="P1"/>
      <text:p text:style-name="P1">¿Cuál es la recomendación clave al manejar herramientas durante el montaje de un equipo informático?</text:p>
      <text:p text:style-name="P1">a) Utilizar cualquier herramienta disponible</text:p>
      <text:p text:style-name="P2">b) Utilizar herramientas adecuadas y seguir las normas de seguridad</text:p>
      <text:p text:style-name="P1">c) Ignorar las medidas de seguridad en la manipulación de herramientas</text:p>
      <text:p text:style-name="P1">d) Sin importancia en la manipulación de herramientas durante el montaje</text:p>
      <text:p text:style-name="P1"/>
      <text:p text:style-name="P1">¿Por qué es importante verificar la configuración de la BIOS después de montar un equipo informático?</text:p>
      <text:p text:style-name="P1">a) Para omitir la configuración y acelerar la finalización del montaje</text:p>
      <text:p text:style-name="P2">b) Asegurar que la configuración sea la adecuada para el hardware instalado</text:p>
      <text:p text:style-name="P1">c) No afecta el rendimiento del equipo</text:p>
      <text:p text:style-name="P1"><text:soft-page-break/>d) Sin importancia en la calidad del montaje</text:p>
      <text:p text:style-name="P1"/>
      <text:p text:style-name="P1">¿Cuál es la importancia de mantener un área de trabajo limpia durante el montaje de un equipo informático?</text:p>
      <text:p text:style-name="P1">a) Descuidar la limpieza para ahorrar tiempo</text:p>
      <text:p text:style-name="P2">b) Evitar la acumulación de polvo y garantizar un entorno de trabajo seguro</text:p>
      <text:p text:style-name="P1">c) No afecta la calidad del montaje</text:p>
      <text:p text:style-name="P1">d) Sin importancia en el proceso de montaj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09:32:28.789000000</dc:date>
    <meta:editing-duration>PT40M4S</meta:editing-duration>
    <meta:editing-cycles>26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81" meta:word-count="805" meta:character-count="5066" meta:non-whitespace-character-count="4342"/>
  </office:meta>
</office:document-meta>
</file>